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000000100FA2B71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Standard">
      <style:text-properties fo:color="#2f5361" loext:opacity="100%" style:font-name="Noto Sans Light" fo:font-size="7pt" fo:font-weight="bold" style:font-size-asian="7pt" style:font-weight-asian="bold" style:font-size-complex="7pt" style:font-weight-complex="bold"/>
    </style:style>
    <style:style style:name="P3" style:family="paragraph" style:parent-style-name="Standard">
      <style:text-properties fo:color="#2f5361" loext:opacity="100%" style:font-name="Noto Sans Light" fo:font-size="7pt" fo:font-weight="bold" officeooo:rsid="01015f9d" officeooo:paragraph-rsid="01015f9d" style:font-size-asian="7pt" style:font-weight-asian="bold" style:font-size-complex="7pt" style:font-weight-complex="bold"/>
    </style:style>
    <style:style style:name="P4" style:family="paragraph" style:parent-style-name="Standard">
      <style:text-properties fo:color="#2f5361" loext:opacity="100%" style:font-name="Noto Sans Light" fo:font-size="7pt" fo:font-weight="bold" officeooo:rsid="01015f9d" officeooo:paragraph-rsid="010d7b2d" style:font-size-asian="7pt" style:font-weight-asian="bold" style:font-size-complex="7pt" style:font-weight-complex="bold"/>
    </style:style>
    <style:style style:name="P5" style:family="paragraph" style:parent-style-name="Standard">
      <style:text-properties fo:color="#2f5361" loext:opacity="100%" style:font-name="Noto Sans Light" fo:font-size="7pt" fo:font-weight="bold" officeooo:paragraph-rsid="0118d108" style:font-size-asian="7pt" style:font-weight-asian="bold" style:font-size-complex="7pt" style:font-weight-complex="bold"/>
    </style:style>
    <style:style style:name="P6" style:family="paragraph" style:parent-style-name="Standard">
      <style:text-properties style:font-name="Noto Sans Light" fo:font-size="7pt" style:font-size-asian="7pt" style:font-size-complex="7pt"/>
    </style:style>
    <style:style style:name="P7" style:family="paragraph" style:parent-style-name="Standard">
      <style:text-properties style:font-name="Noto Sans Light" fo:font-size="7pt" officeooo:paragraph-rsid="010d7b2d" style:font-size-asian="7pt" style:font-size-complex="7pt"/>
    </style:style>
    <style:style style:name="P8" style:family="paragraph" style:parent-style-name="Standard">
      <style:text-properties style:font-name="Noto Sans Light" fo:font-size="7pt" officeooo:paragraph-rsid="0118d108" style:font-size-asian="7pt" style:font-size-complex="7pt"/>
    </style:style>
    <style:style style:name="P9" style:family="paragraph" style:parent-style-name="Standard">
      <style:text-properties style:font-name="Noto Sans Light" fo:font-size="7pt" officeooo:rsid="01206e92" officeooo:paragraph-rsid="01206e92" style:font-size-asian="7pt" style:font-size-complex="7pt"/>
    </style:style>
    <style:style style:name="P10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73ba25"/>
    </style:style>
    <style:style style:name="T1" style:family="text">
      <style:text-properties officeooo:rsid="00e13d36"/>
    </style:style>
    <style:style style:name="T2" style:family="text">
      <style:text-properties officeooo:rsid="0114bd42"/>
    </style:style>
    <style:style style:name="T3" style:family="text">
      <style:text-properties officeooo:rsid="000a67a7"/>
    </style:style>
    <style:style style:name="T4" style:family="text">
      <style:text-properties officeooo:rsid="01015f9d"/>
    </style:style>
    <style:style style:name="T5" style:family="text">
      <style:text-properties officeooo:rsid="0106e6ad"/>
    </style:style>
    <style:style style:name="T6" style:family="text">
      <style:text-properties officeooo:rsid="010d7b2d"/>
    </style:style>
    <style:style style:name="T7" style:family="text">
      <style:text-properties officeooo:rsid="0112d685"/>
    </style:style>
    <style:style style:name="T8" style:family="text">
      <style:text-properties officeooo:rsid="01163635"/>
    </style:style>
    <style:style style:name="T9" style:family="text">
      <style:text-properties officeooo:rsid="011656c6"/>
    </style:style>
    <style:style style:name="T10" style:family="text">
      <style:text-properties officeooo:rsid="011693fe"/>
    </style:style>
    <style:style style:name="T11" style:family="text">
      <style:text-properties officeooo:rsid="0118ceb3"/>
    </style:style>
    <style:style style:name="T12" style:family="text">
      <style:text-properties officeooo:rsid="011908f1"/>
    </style:style>
    <style:style style:name="T13" style:family="text">
      <style:text-properties officeooo:rsid="011b085d"/>
    </style:style>
    <style:style style:name="T14" style:family="text">
      <style:text-properties officeooo:rsid="011c55d7"/>
    </style:style>
    <style:style style:name="T15" style:family="text">
      <style:text-properties officeooo:rsid="012545ec"/>
    </style:style>
    <style:style style:name="T16" style:family="text">
      <style:text-properties officeooo:rsid="0126305f"/>
    </style:style>
    <style:style style:name="T17" style:family="text">
      <style:text-properties officeooo:rsid="01273d57"/>
    </style:style>
    <style:style style:name="T18" style:family="text">
      <style:text-properties fo:color="#2f5361" loext:opacity="100%" style:font-name="Source Sans Pro" fo:font-weight="bold" style:font-weight-asian="bold" style:font-weight-complex="bold"/>
    </style:style>
    <style:style style:name="T19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ký je hlavní cíl projektu openSUSE?</text:p>
      <text:p text:style-name="P6">a) Podpora a šíření open-source softwaru</text:p>
      <text:p text:style-name="P6">b) Vývoj mobilních aplikací</text:p>
      <text:p text:style-name="P6">c) Výroba videoher</text:p>
      <text:p text:style-name="P6">d) Výzkum v oblasti umělé inteligence</text:p>
      <text:p text:style-name="P6"/>
      <text:p text:style-name="P2">Co jsou Aeon a Kalpa?</text:p>
      <text:p text:style-name="P6">a) Moderní „Immutable“ desktopy s GNOME a KDE</text:p>
      <text:p text:style-name="P6">b) Rolling distribuce s transakčními aktualizacemi a použitím flatpaků na desktopu</text:p>
      <text:p text:style-name="P6">c) Distribuce postavené na MicroOS</text:p>
      <text:p text:style-name="P6">d) Všechny možnosti jsou správné</text:p>
      <text:p text:style-name="P6"/>
      <text:p text:style-name="P2"><text:span text:style-name="T2">Kde byl založen projekt</text:span> openSUSE?</text:p>
      <text:p text:style-name="P6">a) <text:span text:style-name="T2">V Choustníkově </text:span><text:span text:style-name="T13">H</text:span><text:span text:style-name="T2">radišti</text:span></text:p>
      <text:p text:style-name="P6">b) <text:span text:style-name="T2">Na </text:span>LinuxWorld Conference &amp; Expo <text:span text:style-name="T2">2005</text:span> <text:span text:style-name="T2">v San Franciscu</text:span></text:p>
      <text:p text:style-name="P6">c) <text:span text:style-name="T8">V Redmontu</text:span></text:p>
      <text:p text:style-name="P6">d) <text:span text:style-name="T9">Na univerzitě v Helsinkách</text:span></text:p>
      <text:p text:style-name="P6"/>
      <text:p text:style-name="P2">Jaký je aktuální výchozí souborový systém v openSUSE <text:span text:style-name="T12">distribucích</text:span>?</text:p>
      <text:p text:style-name="P6">a) ReiserFS</text:p>
      <text:p text:style-name="P6">b) Btrfs</text:p>
      <text:p text:style-name="P6">c) XFS</text:p>
      <text:p text:style-name="P6">d) InterPlanetary File System</text:p>
      <text:p text:style-name="P6"/>
      <text:p text:style-name="P3">Jak se jmenuje nový instalátor, <text:span text:style-name="T5">který bude v Leapu 16</text:span>?</text:p>
      <text:p text:style-name="P6">a) <text:span text:style-name="T4">Sypper</text:span></text:p>
      <text:p text:style-name="P6">b) <text:span text:style-name="T4">Agama</text:span></text:p>
      <text:p text:style-name="P6">c) <text:span text:style-name="T4">Anaconda</text:span></text:p>
      <text:p text:style-name="P6">d) <text:span text:style-name="T4">Cayman</text:span></text:p>
      <text:p text:style-name="P6"/>
      <text:p text:style-name="P2">Která distribuce openSUSE je optimalizovaná pro běh kontejnerů a mikroslužeb?</text:p>
      <text:p text:style-name="P6">a) MicroOS <text:span text:style-name="T4">a Leap Micro</text:span></text:p>
      <text:p text:style-name="P6">b) Tumbleweed</text:p>
      <text:p text:style-name="P6">c) Leap</text:p>
      <text:p text:style-name="P6">d) <text:span text:style-name="T5">Slowroll</text:span></text:p>
      <text:p text:style-name="P6"/>
      <text:p text:style-name="P2">Který z následujících správ správců balíčků je běžně používán v openSUSE?</text:p>
      <text:p text:style-name="P6">a) Yum</text:p>
      <text:p text:style-name="P6">b) DNF</text:p>
      <text:p text:style-name="P6">c) Zypper</text:p>
      <text:p text:style-name="P6">d) Pacman</text:p>
      <text:p text:style-name="P6"/>
      <text:p text:style-name="P2">Co je Leap 16.0?</text:p>
      <text:p text:style-name="P6">a) Tradiční Linuxová distribuce, nástupce Leap 15.6, <text:span text:style-name="T11">s vydáním</text:span><text:span text:style-name="T10"> na podzim 2025</text:span></text:p>
      <text:p text:style-name="P6">b) Immutable distribuce s GNOME a KDE</text:p>
      <text:p text:style-name="P6">c) Rolling vydání pro mobilní zařízení</text:p>
      <text:p text:style-name="P6">d) Systém zaměřený na kontejnery jako MicroOS</text:p>
      <text:p text:style-name="P9"/>
      <text:p text:style-name="P2"><text:soft-page-break/>What is the main goal of the openSUSE project?</text:p>
      <text:p text:style-name="P6">a) Supporting and spreading open-source software</text:p>
      <text:p text:style-name="P6">b) Developing mobile applications</text:p>
      <text:p text:style-name="P6">c) Producing video games</text:p>
      <text:p text:style-name="P6">d) Research in artificial intelligence</text:p>
      <text:p text:style-name="P6"/>
      <text:p text:style-name="P2">What are Aeon and Kalpa?</text:p>
      <text:p text:style-name="P6">a) Modern "Immutable" desktops with GNOME and KDE</text:p>
      <text:p text:style-name="P6">b) Rolling distributions with transactional updates using flatpaks on the desktop</text:p>
      <text:p text:style-name="P6">c) Distributions built on top of MicroOS</text:p>
      <text:p text:style-name="P6">d) All options are correct</text:p>
      <text:p text:style-name="P6"/>
      <text:p text:style-name="P5"><text:span text:style-name="T15">Where was the</text:span> openSUSE <text:span text:style-name="T15">project </text:span><text:span text:style-name="T16">founded</text:span>?</text:p>
      <text:p text:style-name="P8">a) <text:span text:style-name="T12">In </text:span><text:span text:style-name="T2">Choustníkov</text:span><text:span text:style-name="T12">o</text:span><text:span text:style-name="T2"> </text:span><text:span text:style-name="T14">H</text:span><text:span text:style-name="T2">radišt</text:span><text:span text:style-name="T12">ě</text:span></text:p>
      <text:p text:style-name="P8">b) <text:span text:style-name="T2">Na </text:span>LinuxWorld Conference &amp; Expo <text:span text:style-name="T2">2005</text:span> <text:span text:style-name="T2">v San Franciscu</text:span></text:p>
      <text:p text:style-name="P8">c) <text:span text:style-name="T12">In </text:span><text:span text:style-name="T8">Redmont</text:span></text:p>
      <text:p text:style-name="P8">d) <text:span text:style-name="T12">At the University of</text:span><text:span text:style-name="T9"> Helsink</text:span><text:span text:style-name="T12">y</text:span></text:p>
      <text:p text:style-name="P6"/>
      <text:p text:style-name="P2">What is the current default file system in <text:span text:style-name="T12">openSUSE distributions</text:span>?</text:p>
      <text:p text:style-name="P6">a) ReiserFS</text:p>
      <text:p text:style-name="P6">b) Btrfs</text:p>
      <text:p text:style-name="P6">c) XFS</text:p>
      <text:p text:style-name="P6">d) InterPlanetary File System</text:p>
      <text:p text:style-name="P6"/>
      <text:p text:style-name="P4"><text:span text:style-name="T6">What’s the name of the new installer in Leap 16</text:span>?</text:p>
      <text:p text:style-name="P7">a) <text:span text:style-name="T4">Sypper</text:span></text:p>
      <text:p text:style-name="P7">b) <text:span text:style-name="T4">Agama</text:span></text:p>
      <text:p text:style-name="P7">c) <text:span text:style-name="T4">Anaconda</text:span></text:p>
      <text:p text:style-name="P7">d) <text:span text:style-name="T4">Cayman</text:span></text:p>
      <text:p text:style-name="P6"/>
      <text:p text:style-name="P2">Which openSUSE distribution is optimized for running containers and micro services?</text:p>
      <text:p text:style-name="P6">a) MicroOS <text:span text:style-name="T17">and Leap Micro</text:span></text:p>
      <text:p text:style-name="P6">b) Tumbleweed</text:p>
      <text:p text:style-name="P6">c) Leap</text:p>
      <text:p text:style-name="P6">d) <text:span text:style-name="T7">Slowroll</text:span></text:p>
      <text:p text:style-name="P6"/>
      <text:p text:style-name="P2">Which of the following package managers is commonly used in openSUSE?</text:p>
      <text:p text:style-name="P6">a) Yum</text:p>
      <text:p text:style-name="P6">b) DNF</text:p>
      <text:p text:style-name="P6">c) Zypper</text:p>
      <text:p text:style-name="P6">d) Pacman</text:p>
      <text:p text:style-name="P6"/>
      <text:p text:style-name="P2">What is Leap 16.0?</text:p>
      <text:p text:style-name="P6">a) A traditional Linux distribution, the successor to Leap 15.6, released in Fall 2025</text:p>
      <text:p text:style-name="P6">b) An immutable distribution with GNOME and KDE</text:p>
      <text:p text:style-name="P6">c) A rolling release for mobile devices</text:p>
      <text:p text:style-name="P6">d) A container-focused system like MicroOS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0299in" fo:margin-bottom="0.0402in" style:contextual-spacing="false"/>
      <style:text-properties fo:color="#2f5361" loext:opacity="100%" style:font-name="Noto Sans Light" fo:font-family="'Noto Sans Light'" style:font-family-generic="swiss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e13d36"/>
    </style:style>
    <style:style style:name="MT4" style:family="text">
      <style:text-properties officeooo:rsid="0114bd42"/>
    </style:style>
    <style:style style:name="MT5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draw:frame draw:style-name="Mfr1" draw:name="Image1 Copy 1 Copy 1" text:anchor-type="char" svg:x="3.1217in" svg:y="-0.6736in" svg:width="0.5591in" svg:height="0.5555in" draw:z-index="3"><draw:image xlink:href="Pictures/100000010000010000000100FA2B71C5.png" xlink:type="simple" xlink:show="embed" xlink:actuate="onLoad" draw:mime-type="image/png"/></draw:frame><text:span text:style-name="MT3">Vaše Jméno / </text:span><text:span text:style-name="MT4">Your name</text:span>:<text:span text:style-name="MT5">_____________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4-10-10T02:09:47.862285069</dc:date>
    <meta:editing-duration>PT8H8M13S</meta:editing-duration>
    <meta:editing-cycles>225</meta:editing-cycles>
    <meta:generator>LibreOffice/24.2.4.2$Linux_X86_64 LibreOffice_project/420$Build-2</meta:generator>
    <meta:print-date>2024-10-10T02:08:04.849180189</meta:print-date>
    <meta:printed-by>PDF files</meta:printed-by>
    <meta:document-statistic meta:table-count="0" meta:image-count="1" meta:object-count="0" meta:page-count="2" meta:paragraph-count="81" meta:word-count="512" meta:character-count="2482" meta:non-whitespace-character-count="2148"/>
  </office:meta>
</office:document-meta>
</file>